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WrapperFilter.CachingWrapperFilter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Wrapper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WrapperFilter.getDocIdSet( Index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chingWrapperFilter.docIdSetToCache( DocIdSet docIdSet ,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WrapperFilter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WrapperFilter.bits( IndexReader 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chingWrapper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